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choHandl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Handl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ConnectionWebSocketHandlerTests.afterConnectionEstablis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choHandler.Echo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